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034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1.568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1.739cm"/>
    </style:style>
    <style:style style:name="co11" style:family="table-column">
      <style:table-column-properties fo:break-before="auto" style:column-width="2.009cm"/>
    </style:style>
    <style:style style:name="co12" style:family="table-column">
      <style:table-column-properties fo:break-before="auto" style:column-width="1.593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2.499cm"/>
    </style:style>
    <style:style style:name="co17" style:family="table-column">
      <style:table-column-properties fo:break-before="auto" style:column-width="2.18cm"/>
    </style:style>
    <style:style style:name="co18" style:family="table-column">
      <style:table-column-properties fo:break-before="auto" style:column-width="3.283cm"/>
    </style:style>
    <style:style style:name="co19" style:family="table-column">
      <style:table-column-properties fo:break-before="auto" style:column-width="3.21cm"/>
    </style:style>
    <style:style style:name="co20" style:family="table-column">
      <style:table-column-properties fo:break-before="auto" style:column-width="2.819cm"/>
    </style:style>
    <style:style style:name="co21" style:family="table-column">
      <style:table-column-properties fo:break-before="auto" style:column-width="2.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Albums">
      <style:table-properties table:display="true" style:writing-mode="lr-tb"/>
    </style:style>
    <style:style style:name="ta2" style:family="table" style:master-page-name="PageStyle_5f_Auteurs">
      <style:table-properties table:display="true" style:writing-mode="lr-tb"/>
    </style:style>
    <style:style style:name="ta3" style:family="table" style:master-page-name="PageStyle_5f_Ventes">
      <style:table-properties table:display="true" style:writing-mode="lr-tb"/>
    </style:style>
    <style:style style:name="ta4" style:family="table" style:master-page-name="PageStyle_5f_Paiem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bu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2.347cm" svg:height="1.508cm" svg:x="3.263cm" svg:y="0.82cm" draw:caption-point-x="-0.407cm" draw:caption-point-y="-0.81cm">
              <dc:date>2022-11-09T00:00:00</dc:date>
              <text:p text:style-name="P1"><text:span text:style-name="T1">ISBN-10 ou ISBN-13 ou EAN</text:span></text:p>
              <text:p text:style-name="P1"><text:span text:style-name="T1"><text:tab/></text:span><text:span text:style-name="T1">-Raphael Borrelli</text:span></text:p>
            </office:annotation>
            <text:p>Code ISBN / EAN</text:p>
          </table:table-cell>
          <table:table-cell table:style-name="ce5" office:value-type="string" calcext:value-type="string">
            <text:p>IdAuteur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Prix vente</text:p>
          </table:table-cell>
          <table:table-cell table:style-name="ce5" office:value-type="string" calcext:value-type="string">
            <text:p>Stock initial</text:p>
          </table:table-cell>
          <table:table-cell table:style-name="ce5" office:value-type="string" calcext:value-type="string">
            <text:p>Vendu Librairie</text:p>
          </table:table-cell>
          <table:table-cell table:style-name="ce5" office:value-type="string" calcext:value-type="string">
            <text:p>Vendu Médiat.</text:p>
          </table:table-cell>
          <table:table-cell table:style-name="ce5" office:value-type="string" calcext:value-type="string">
            <text:p>Offert</text:p>
          </table:table-cell>
          <table:table-cell table:style-name="ce5" office:value-type="string" calcext:value-type="string">
            <text:p>Stock final</text:p>
          </table:table-cell>
          <table:table-cell table:style-name="ce5" office:value-type="string" calcext:value-type="string">
            <text:p>A facturer</text:p>
          </table:table-cell>
          <table:table-cell table:style-name="ce5" office:value-type="string" calcext:value-type="string">
            <text:p>Total vendu</text:p>
          </table:table-cell>
          <table:table-cell table:style-name="ce5" office:value-type="string" calcext:value-type="string">
            <text:p>Prix tota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hrono Games tome 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]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Ça PIIINCE !!! Sans rire ?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]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rmaine la vache tome 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rmaine la vache tome 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]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’Avenir de Pront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]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3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UAGE Tome 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]" office:value-type="float" office:value="18" calcext:value-type="float">
            <text:p>1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UAGE Tome 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8]" office:value-type="float" office:value="9" calcext:value-type="float">
            <text:p>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UAGE Tome 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9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6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UAGE Tome 3 Version lux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0]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irabelle Tome 5</text:p>
          </table:table-cell>
          <table:table-cell table:style-name="ce6" office:value-type="float" office:value="14.95" calcext:value-type="float">
            <text:p>14,9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0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dine et la cérémonie des fées</text:p>
          </table:table-cell>
          <table:table-cell table:style-name="ce6" office:value-type="float" office:value="16.5" calcext:value-type="float">
            <text:p>16,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2]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ne bleu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3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6166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 la droite du diabl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4]" office:value-type="float" office:value="25" calcext:value-type="float">
            <text:p>2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43563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éparer les méchan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5]" office:value-type="float" office:value="25" calcext:value-type="float">
            <text:p>2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4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Le vol du bleu de France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6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0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L'or blanc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7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Retour vers le futur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8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5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Perdus dans les couloirs du temps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19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7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Premières aventures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0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Le jumeau maléfique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1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- Carnavals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2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issaire Arthur - Prise d'otage en Aveyron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3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8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issaire Arthur - Meurtres au campus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4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'atelier BD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5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lias (NL) - De eerste avonturen</text:p>
          </table:table-cell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6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588202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e monde de Choupi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7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58820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houpie est de sorti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8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918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J'apprends la BD - Dessin humoristique 1</text:p>
          </table:table-cell>
          <table:table-cell table:style-name="ce6" office:value-type="float" office:value="13.8" calcext:value-type="float">
            <text:p>13,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29]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821100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J'apprends la BD - Dessin humoristique 2</text:p>
          </table:table-cell>
          <table:table-cell table:style-name="ce6" office:value-type="float" office:value="14.8" calcext:value-type="float">
            <text:p>14,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0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2251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J'apprends la BD - Les toon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1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22516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J'apprends la BD - Les Comic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2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821102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pprendre le dessin MANGA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3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063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Une année pour mieux mang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4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9036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ande de microbe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5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821100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es recettes de Petronill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6]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0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es oreilles de Vich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7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77283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eci n'est pas un déche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8]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e souffle de la fugu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39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'âne et le renne du Père Noë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0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érou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1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0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La petite Judith - L'atelier BD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2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2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La petite Judith - La BD à colorier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3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3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La petite Judith - Judith donne l'alerte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4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6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La petite Judith - Judith apprend la couture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5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5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ister Kat - Tu t'es vu quand j'ai bu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6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ister Kat - Retour de cuite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7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7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ister Kat - Gueule de bois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8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0210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Victoire</text:p>
          </table:table-cell>
          <table:table-cell table:style-name="ce6" office:value-type="float" office:value="9.5" calcext:value-type="float">
            <text:p>9,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49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521016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apricieux 1e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0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0618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a nuit des Ours</text:p>
          </table:table-cell>
          <table:table-cell table:style-name="ce6" office:value-type="float" office:value="12.95" calcext:value-type="float">
            <text:p>12,9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1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445832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a guerre de Louise 1914-19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2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02115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u es grand maintena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3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358544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a forêt de Mauperdu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4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062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ola princesse rebelle</text:p>
          </table:table-cell>
          <table:table-cell table:style-name="ce6" office:value-type="float" office:value="12.9" calcext:value-type="float">
            <text:p>12,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5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590313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Pas beurk les légumes !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6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52101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e fauteuil de pap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7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4427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e trio L et la petite Afghane</text:p>
          </table:table-cell>
          <table:table-cell table:style-name="ce6" office:value-type="float" office:value="9.9" calcext:value-type="float">
            <text:p>9,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8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4425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e trio L et le chaseur de fossiles</text:p>
          </table:table-cell>
          <table:table-cell table:style-name="ce6" office:value-type="float" office:value="9.9" calcext:value-type="float">
            <text:p>9,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59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4426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e trio L en classe verte</text:p>
          </table:table-cell>
          <table:table-cell table:style-name="ce6" office:value-type="float" office:value="9.9" calcext:value-type="float">
            <text:p>9,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0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710033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Une fin en soi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1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710016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a malédiction d'Ashka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2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710051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es parents sont des tue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3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395858345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erence apprenti magicie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4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395858168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 bout du fi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5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0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s fantômes du loch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6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s fantômes du loch - Relié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7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2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s secrets de Blackmoor castl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8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3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s secrets de Blackmoor castle - Relié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69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4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s démons des Carpath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0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5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s démons des Carpathes - Relié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1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6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 trésor du pendu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2]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7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e trésor du pendu - Relié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3]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4402429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ego Dino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4]" office:value-type="float" office:value="12" calcext:value-type="float">
            <text:p>1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698743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iny Black and Whit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5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6999946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y Tiny World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6]"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66913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e bête du Gévaudan - Intégralement bête</text:p>
          </table:table-cell>
          <table:table-cell table:style-name="ce6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7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66914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a p'tite bête du Gévaudan </text:p>
          </table:table-cell>
          <table:table-cell table:style-name="ce6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8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66915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a p'tite bête du Gévaudan 2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E79]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912">
          <table:table-cell table:style-name="ce4"/>
          <table:table-cell table:number-columns-repeated="1023"/>
        </table:table-row>
        <table:table-row table:style-name="ro2" table:number-rows-repeated="1047580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7A5F0A6F_6E07_4BBD_B6E7_231911191BD4_.wvu.FilterData" table:base-cell-address="$Albums.$A$1" table:cell-range-address="$Albums.$A$1:.$L$78"/>
        </table:named-expressions>
      </table:table>
      <table:table table:name="Auteurs" table:style-name="ta2">
        <office:forms form:automatic-focus="false" form:apply-design-mode="false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020" table:default-cell-style-name="Default"/>
        <table:table-row table:style-name="ro1">
          <table:table-cell table:style-name="ce5" office:value-type="string" calcext:value-type="string">
            <text:p>IdAuteur</text:p>
          </table:table-cell>
          <table:table-cell table:style-name="ce5" office:value-type="string" calcext:value-type="string">
            <text:p>Prénom auteur</text:p>
          </table:table-cell>
          <table:table-cell table:style-name="ce5" office:value-type="string" calcext:value-type="string">
            <text:p>Nom auteur</text:p>
          </table:table-cell>
          <table:table-cell table:style-name="ce5" office:value-type="string" calcext:value-type="string">
            <text:p>Pourcentage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émi</text:p>
          </table:table-cell>
          <table:table-cell table:style-name="ce8" office:value-type="string" calcext:value-type="string">
            <text:p>Jiguel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hristian</text:p>
          </table:table-cell>
          <table:table-cell table:style-name="ce8" office:value-type="string" calcext:value-type="string">
            <text:p>Peultier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hibaud</text:p>
          </table:table-cell>
          <table:table-cell table:style-name="ce8" office:value-type="string" calcext:value-type="string">
            <text:p>Mazoyer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ylvain</text:p>
          </table:table-cell>
          <table:table-cell table:style-name="ce8" office:value-type="string" calcext:value-type="string">
            <text:p>Aimè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hilippe</text:p>
          </table:table-cell>
          <table:table-cell table:style-name="ce8" office:value-type="string" calcext:value-type="string">
            <text:p>Brocard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aureline</text:p>
          </table:table-cell>
          <table:table-cell table:style-name="ce8" office:value-type="string" calcext:value-type="string">
            <text:p>Grenouiller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hierry</text:p>
          </table:table-cell>
          <table:table-cell table:style-name="ce8" office:value-type="string" calcext:value-type="string">
            <text:p>Méry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ylvie</text:p>
          </table:table-cell>
          <table:table-cell table:style-name="ce8" office:value-type="string" calcext:value-type="string">
            <text:p>Arnoux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rédéric</text:p>
          </table:table-cell>
          <table:table-cell table:style-name="ce8" office:value-type="string" calcext:value-type="string">
            <text:p>Marniquet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atrick </text:p>
          </table:table-cell>
          <table:table-cell table:style-name="ce8" office:value-type="string" calcext:value-type="string">
            <text:p>Biesse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Franck</text:p>
          </table:table-cell>
          <table:table-cell table:style-name="ce6" office:value-type="string" calcext:value-type="string">
            <text:p>Chantelouve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es" table:style-name="ta3">
        <office:forms form:automatic-focus="false" form:apply-design-mode="false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3" table:number-columns-repeated="1020" table:default-cell-style-name="Default"/>
        <table:table-row table:style-name="ro1">
          <table:table-cell table:style-name="ce5" office:value-type="string" calcext:value-type="string">
            <text:p>Numéro</text:p>
          </table:table-cell>
          <table:table-cell table:style-name="ce5" office:value-type="string" calcext:value-type="string">
            <text:p>Rang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office:annotation draw:style-name="gr1" draw:text-style-name="P2" svg:width="9.899cm" svg:height="1.508cm" svg:x="12.647cm" svg:y="0.82cm" draw:caption-point-x="-0.407cm" draw:caption-point-y="-0.81cm">
              <dc:date>2022-11-09T00:00:00</dc:date>
              <text:p text:style-name="P1"><text:span text:style-name="T1">ISBN-10 ou ISBN-13 ou EAN</text:span></text:p>
              <text:p text:style-name="P1"><text:span text:style-name="T1"><text:tab/></text:span><text:span text:style-name="T1">-Raphael Borrelli</text:span></text:p>
            </office:annotation>
            <text:p>Code ISBN / EAN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office:annotation draw:style-name="gr1" draw:text-style-name="P2" svg:width="9.899cm" svg:height="1.508cm" svg:x="17.596cm" svg:y="0.82cm" draw:caption-point-x="-0.406cm" draw:caption-point-y="-0.81cm">
              <dc:date>2022-11-09T00:00:00</dc:date>
              <text:p text:style-name="P1"><text:span text:style-name="T1">Librairie ou Médiathèque</text:span></text:p>
              <text:p text:style-name="P1"><text:span text:style-name="T1"><text:tab/></text:span><text:span text:style-name="T1">-Raphael Borrelli</text:span></text:p>
            </office:annotation>
            <text:p>Lieu</text:p>
          </table:table-cell>
          <table:table-cell table:style-name="ce5" office:value-type="string" calcext:value-type="string">
            <office:annotation draw:style-name="gr1" draw:text-style-name="P2" svg:width="9.899cm" svg:height="1.508cm" svg:x="20.071cm" svg:y="0.82cm" draw:caption-point-x="-0.407cm" draw:caption-point-y="-0.81cm">
              <dc:date>2022-11-09T00:00:00</dc:date>
              <text:p text:style-name="P1"><text:span text:style-name="T1">Vendu, A facturer, Offert</text:span></text:p>
              <text:p text:style-name="P1"><text:span text:style-name="T1"><text:tab/></text:span><text:span text:style-name="T1">-Raphael Borrelli</text:span></text:p>
            </office:annotation>
            <text:p>Paiement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iements" table:style-name="ta4">
        <office:forms form:automatic-focus="false" form:apply-design-mode="false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1020" table:default-cell-style-name="Default"/>
        <table:table-row table:style-name="ro1">
          <table:table-cell table:style-name="ce5" office:value-type="string" calcext:value-type="string">
            <text:p>NuméroVente</text:p>
          </table:table-cell>
          <table:table-cell table:style-name="ce5" office:value-type="string" calcext:value-type="string">
            <text:p>PourcentCB</text:p>
          </table:table-cell>
          <table:table-cell table:style-name="ce5" office:value-type="string" calcext:value-type="string">
            <text:p>PourcentChèque</text:p>
          </table:table-cell>
          <table:table-cell table:style-name="ce5" office:value-type="string" calcext:value-type="string">
            <text:p>PourcentEspèces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lbums" style:display-name="PageStyle_Albu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eurs" style:display-name="PageStyle_Auteur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es" style:display-name="PageStyle_Vent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iements" style:display-name="PageStyle_Paiemen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20T16:06:47.258272850</dc:date>
    <meta:editing-duration>PT2M21S</meta:editing-duration>
    <meta:editing-cycles>2</meta:editing-cycles>
    <meta:document-statistic meta:table-count="4" meta:cell-count="1007" meta:object-count="0"/>
  </office:meta>
</office:document-meta>
</file>